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Code Pro Semibold" svg:font-family="'Source Code Pro Semibold'" style:font-pitch="fixed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42cm" fo:min-width="5.4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5.42cm" fo:min-width="5.42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7cm" fo:min-width="5.42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42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6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42cm" fo:min-width="4.80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Стили_20_стрелок_20_2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419cm" fo:min-width="5.42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5.42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Times New Roman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Times New Roman" fo:font-size="12pt"/>
    </style:style>
    <style:style style:name="T1" style:family="text">
      <style:text-properties style:font-name="Times New Roman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0.75cm" svg:x="1cm" svg:y="5.97cm">
          <text:p text:style-name="P1"><text:span text:style-name="T1">Sold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5.75cm" svg:x="1cm" svg:y="6.72cm">
          <text:p text:style-name="P1"><text:span text:style-name="T1">-FIO: string</text:span></text:p>
          <text:p text:style-name="P1"><text:span text:style-name="T1">-ValidityCategory: char</text:span></text:p>
          <text:p text:style-name="P1"><text:span text:style-name="T1">-MilitaryBranch: string</text:span></text:p>
          <text:p text:style-name="P1"><text:span text:style-name="T1">-ConscriptionDate: DateTime</text:span></text:p>
          <text:p text:style-name="P1"><text:span text:style-name="T1">-Address: string</text:span></text:p>
          <text:p text:style-name="P1"><text:span text:style-name="T1">-PassportNumber: int</text:span></text:p>
          <text:p text:style-name="P1"><text:span text:style-name="T1">-PassportSeries: 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0.5cm" svg:x="1cm" svg:y="12.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0.75cm" svg:x="8cm" svg:y="1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0.5cm" svg:x="8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0.75cm" svg:x="8cm" svg:y="2.2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0.75cm" svg:x="8cm" svg:y="3.5cm">
          <text:p text:style-name="P1"><text:span text:style-name="T1">MyEx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0.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1cm" svg:x="8cm" svg:y="4.75cm">
          <text:p text:style-name="P1"><text:span text:style-name="T1">+MyException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6cm" svg:height="0.75cm" svg:x="1cm" svg:y="5.971cm">
          <text:p text:style-name="P1"><text:span text:style-name="T1">Sold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6cm" svg:height="5.75cm" svg:x="1cm" svg:y="6.721cm">
          <text:p text:style-name="P1"><text:span text:style-name="T1">-FIO: string</text:span></text:p>
          <text:p text:style-name="P1"><text:span text:style-name="T1">-ValidityCategory: char</text:span></text:p>
          <text:p text:style-name="P1"><text:span text:style-name="T1">-MilitaryBranch: string</text:span></text:p>
          <text:p text:style-name="P1"><text:span text:style-name="T1">-Address: string</text:span></text:p>
          <text:p text:style-name="P1"><text:span text:style-name="T1">-PassportNumber: string</text:span></text:p>
          <text:p text:style-name="P1"><text:span text:style-name="T1">-PassportSeries: string</text:span></text:p>
          <text:p text:style-name="P1"><text:span text:style-name="T1">+Information(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6cm" svg:height="0.5cm" svg:x="1cm" svg:y="12.471cm">
          <text:p text:style-name="P1">+Soldier(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5.385cm" svg:height="0.75cm" svg:x="1.615cm" svg:y="1cm">
          <text:p text:style-name="P1"><text:span text:style-name="T1">Soldi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measurelines" draw:type="line" svg:x1="4.017cm" svg:y1="6cm" svg:x2="3.999cm" svg:y2="4.971cm" svg:d="M4017 6000l-18-1029" svg:viewBox="0 0 19 1030">
          <text:p/>
        </draw:connector>
        <draw:custom-shape draw:style-name="gr1" draw:text-style-name="P2" draw:layer="measurelines" svg:width="6cm" svg:height="0.75cm" svg:x="1cm" svg:y="1.001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6cm" svg:height="2.749cm" svg:x="1cm" svg:y="1.751cm">
          <text:p text:style-name="P1"><text:span text:style-name="T1">-FIO: string</text:span></text:p>
          <text:p text:style-name="P1"><text:span text:style-name="T1">-Address: string</text:span></text:p>
          <text:p text:style-name="P1"><text:span text:style-name="T1">-PassportNumber: string</text:span></text:p>
          <text:p text:style-name="P1"><text:span text:style-name="T1">-PassportSeries: string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measurelines" svg:width="6cm" svg:height="0.5cm" svg:x="1cm" svg:y="4.5cm">
          <text:p text:style-name="P1">+Person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0.75cm" svg:x="8cm" svg:y="7cm">
          <text:p text:style-name="P1"><text:span text:style-name="T1">Check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0.5cm" svg:x="8cm" svg:y="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5.75cm" svg:x="8cm" svg:y="8.25cm">
          <text:p text:style-name="P1"><text:span text:style-name="T1">+Quantity(x: int)</text:span></text:p>
          <text:p text:style-name="P4"><text:span text:style-name="T1">+FIO(FIO: string)</text:span></text:p>
          <text:p text:style-name="P4"><text:span text:style-name="T1">+ValidityCategory(VC: char)</text:span></text:p>
          <text:p text:style-name="P4"><text:span text:style-name="T1">+MilitaryBranch(MB: string)</text:span></text:p>
          <text:p text:style-name="P4"><text:span text:style-name="T1">+Address(Addr: string)</text:span></text:p>
          <text:p text:style-name="P4"><text:span text:style-name="T1">+PassportNumber(PassNum: string)</text:span></text:p>
          <text:p text:style-name="P4"><text:span text:style-name="T1">+PassportSeries(PassSer: string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0.75cm" svg:x="8cm" svg:y="15cm">
          <text:p text:style-name="P1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0.5cm" svg:x="8cm" svg:y="1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cm" svg:height="5.75cm" svg:x="8cm" svg:y="16.25cm">
          <text:p text:style-name="P1"><text:span text:style-name="T1">+Info()</text:span></text:p>
          <text:p text:style-name="P4"><text:span text:style-name="T1">+SoldierInformation(SList: KeyValuePair&lt;int, Soldier&gt;)</text:span></text:p>
          <text:p text:style-name="P4"><text:span text:style-name="T1">+Selection(SList: Dictionary&lt;int, Soldier&gt;; file: StreamWriter)</text:span></text:p>
          <text:p text:style-name="P4"><text:span text:style-name="T1">+NewSoldier(SList: Dictionary&lt;int Soldier)</text:span></text:p>
          <text:p text:style-name="P4"><text:span text:style-name="T1">+SoldiersSorting(SList: Dictionary&lt;int, Soldier&gt;; file: StreamWriter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Code Pro Semibold" svg:font-family="'Source Code Pro Semibold'" style:font-pitch="fixed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2.207cm" fo:margin-right="0cm" fo:margin-top="0.741cm" fo:margin-bottom="1.235cm" fo:text-align="center" fo:text-indent="0cm" style:text-autospace="none"/>
      <style:text-properties style:font-name="PT Astra Serif1" fo:font-family="'PT Astra Serif'" style:font-family-generic="roman" style:font-pitch="variable" fo:font-size="18pt" fo:font-weight="bold" style:font-name-asian="Tahoma" style:font-family-asian="Tahoma" style:font-pitch-asian="variable" style:font-size-asian="18pt" style:font-weight-asian="bold" style:font-name-complex="PT Astra Serif1" style:font-family-complex="'PT Astra Serif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PT Astra Sans" fo:font-family="'PT Astra Sans'" style:font-family-generic="swiss" fo:font-size="14pt" style:font-name-asian="Tahoma" style:font-family-asian="Tahoma" style:font-pitch-asian="variable" style:font-name-complex="PT Astra Sans" style:font-family-complex="'PT Astra Sans'" style:font-family-generic-complex="swiss" style:font-size-complex="14pt"/>
    </style:style>
    <style:style style:name="Heading_20_2" style:display-name="Heading 2" style:family="graphic">
      <style:paragraph-properties fo:margin-left="2.207cm" fo:margin-right="0cm" fo:margin-top="0.616cm" fo:margin-bottom="0.706cm" fo:text-align="start" fo:text-indent="0cm" style:text-autospace="none"/>
      <style:text-properties style:use-window-font-color="true" loext:opacity="0%" style:font-name="PT Astra Serif1" fo:font-family="'PT Astra Serif'" style:font-family-generic="roman" style:font-pitch="variable" fo:font-size="16pt" fo:font-style="normal" fo:font-weight="bold" style:font-name-asian="Tahoma" style:font-family-asian="Tahoma" style:font-pitch-asian="variable" style:font-size-asian="16pt" style:font-style-asian="normal" style:font-weight-asian="bold" style:font-name-complex="PT Astra Serif1" style:font-family-complex="'PT Astra Serif'" style:font-family-generic-complex="roman" style:font-pitch-complex="variable" style:font-size-complex="16pt" style:font-style-complex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use-window-font-color="true" loext:opacity="0%" style:font-name="PT Astra Serif1" fo:font-family="'PT Astra Serif'" style:font-family-generic="roman" style:font-pitch="variable" fo:font-size="14pt" fo:font-style="italic" fo:font-weight="bold" style:font-name-asian="Tahoma" style:font-family-asian="Tahoma" style:font-pitch-asian="variable" style:font-size-asian="14pt" style:font-style-asian="italic" style:font-weight-asian="bold" style:font-name-complex="PT Astra Serif1" style:font-family-complex="'PT Astra Serif'" style:font-family-generic-complex="roman" style:font-pitch-complex="variable" style:font-size-complex="14pt" style:font-style-complex="italic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PT Astra Sans" fo:font-family="'PT Astra Sans'" style:font-family-generic="swiss" fo:font-size="13pt" fo:font-style="italic" fo:font-weight="bold" style:font-name-asian="Tahoma" style:font-family-asian="Tahoma" style:font-pitch-asian="variable" style:font-size-asian="13pt" style:font-style-asian="italic" style:font-weight-asian="bold" style:font-name-complex="PT Astra Sans" style:font-family-complex="'PT Astra Sans'" style:font-family-generic-complex="swiss" style:font-size-complex="13pt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Переменная" style:family="graphic">
      <style:paragraph-properties style:text-autospace="none"/>
      <style:text-properties fo:font-style="italic" style:font-style-complex="italic"/>
    </style:style>
    <style:style style:name="Вывод" style:family="graphic">
      <style:paragraph-properties style:text-autospace="none"/>
      <style:text-properties fo:font-style="italic" fo:font-weight="bold" style:font-style-complex="italic" style:font-weight-complex="bold"/>
    </style:style>
    <style:style style:name="keyword3_5f_csharp" style:display-name="keyword3_csharp" style:family="graphic">
      <style:paragraph-properties style:text-autospace="none"/>
      <style:text-properties fo:color="#ff0000" loext:opacity="100%" fo:font-style="normal" fo:font-weight="normal"/>
    </style:style>
    <style:style style:name="keyword0_5f_csharp" style:display-name="keyword0_csharp" style:family="graphic">
      <style:paragraph-properties style:text-autospace="none"/>
      <style:text-properties fo:color="#0600ff" loext:opacity="100%" fo:font-style="normal" fo:font-weight="normal"/>
    </style:style>
    <style:style style:name="number_5f_csharp" style:display-name="number_csharp" style:family="graphic">
      <style:paragraph-properties style:text-autospace="none"/>
      <style:text-properties fo:color="#ff0000" loext:opacity="100%" fo:font-style="normal" fo:font-weight="normal"/>
    </style:style>
    <style:style style:name="string_5f_csharp" style:display-name="string_csharp" style:family="graphic">
      <style:paragraph-properties style:text-autospace="none"/>
      <style:text-properties fo:color="#666666" loext:opacity="100%" fo:font-style="normal" fo:font-weight="normal"/>
    </style:style>
    <style:style style:name="symbol0_5f_csharp" style:display-name="symbol0_csharp" style:family="graphic">
      <style:paragraph-properties style:text-autospace="none"/>
      <style:text-properties fo:color="#008000" loext:opacity="100%" fo:font-style="normal" fo:font-weight="normal"/>
    </style:style>
    <style:style style:name="member0_5f_csharp" style:display-name="member0_csharp" style:family="graphic">
      <style:paragraph-properties style:text-autospace="none"/>
      <style:text-properties fo:color="#0000ff" loext:opacity="100%" fo:font-style="normal" fo:font-weight="normal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ne_20_Number" style:display-name="Line Number" style:family="graphic">
      <style:paragraph-properties style:text-autospace="none"/>
      <style:text-properties fo:color="#808080" loext:opacity="100%" style:font-name="DejaVu Sans Mono" fo:font-family="'DejaVu Sans Mono'" style:font-family-generic="modern" style:font-pitch="fixed" fo:font-size="10.5pt" fo:font-weight="bold" style:font-name-complex="DejaVu Sans Mono" style:font-family-complex="'DejaVu Sans Mono'" style:font-family-generic-complex="modern" style:font-pitch-complex="fixed" style:font-size-complex="10.5pt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indent="0cm" style:text-autospace="none"/>
    </style:style>
    <style:style style:name="Вывод_20_текст_20_в_20_консоли" style:display-name="Вывод текст в консоли" style:family="graphic">
      <style:paragraph-properties fo:margin-top="0.351cm" fo:margin-bottom="0.706cm" fo:line-height="120%" fo:text-align="start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loext:opacity="100%" style:font-name="Source Code Pro Semibold" fo:font-family="'Source Code Pro Semibold'" style:font-pitch="fixed" fo:font-size="12pt" fo:font-style="normal" fo:text-shadow="none" fo:font-weight="normal" style:font-name-asian="Source Code Pro Semibold" style:font-family-asian="'Source Code Pro Semibold'" style:font-pitch-asian="fixed" style:font-size-asian="12pt" style:font-style-asian="normal" style:font-weight-asian="normal" style:font-name-complex="Source Code Pro Semibold" style:font-family-complex="'Source Code Pro Semibold'" style:font-pitch-complex="fixed" style:font-size-complex="12pt" style:font-style-complex="normal" style:font-weight-complex="normal"/>
    </style:style>
    <style:style style:name="terminal" style:family="graphic">
      <style:paragraph-properties fo:margin-top="0.351cm" fo:margin-bottom="0.706cm" fo:line-height="120%" fo:text-align="start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loext:opacity="100%" style:font-name="Source Code Pro Semibold" fo:font-family="'Source Code Pro Semibold'" style:font-pitch="fixed" fo:font-size="12pt" fo:font-style="normal" fo:text-shadow="none" fo:font-weight="normal" style:font-name-complex="Source Code Pro Semibold" style:font-family-complex="'Source Code Pro Semibold'" style:font-pitch-complex="fixed" style:font-size-complex="11pt" style:font-style-complex="italic"/>
    </style:style>
    <style:style style:name="Body_20_Text" style:display-name="Body Text" style:family="graphic">
      <style:paragraph-properties fo:margin-top="0cm" fo:margin-bottom="0.441cm" fo:line-height="120%" fo:text-align="justify" style:text-autospace="none"/>
    </style:style>
    <style:style style:name="Мой_20_код_20_для_20_Code_20_Highlighter_20_2" style:display-name="Мой код для Code Highlighter 2" style:family="graphic">
      <style:paragraph-properties fo:margin-left="0cm" fo:margin-right="0cm" fo:margin-top="0.351cm" fo:margin-bottom="0.351cm" fo:line-height="120%" fo:text-align="start" fo:text-indent="0cm" style:text-autospace="none"/>
      <style:text-properties fo:color="#000000" loext:opacity="100%" style:font-name="Source Code Pro Semibold" fo:font-family="'Source Code Pro Semibold'" style:font-pitch="fixed" fo:font-size="12pt" fo:language="zxx" fo:country="none" fo:font-style="normal" fo:text-shadow="none" style:text-underline-style="none" fo:font-weight="normal" style:font-name-asian="Source Code Pro Semibold" style:font-family-asian="'Source Code Pro Semibold'" style:font-pitch-asian="fixed" style:font-size-asian="12pt" style:font-style-asian="normal" style:font-weight-asian="normal" style:font-name-complex="Source Code Pro Semibold" style:font-family-complex="'Source Code Pro Semibold'" style:font-pitch-complex="fixed" style:font-size-complex="12pt" style:font-style-complex="normal" style:font-weight-complex="normal"/>
    </style:style>
    <style:style style:name="Мой_20_код" style:display-name="Мой код" style:family="graphic">
      <style:paragraph-properties fo:margin-left="0cm" fo:margin-right="0cm" fo:margin-top="0.351cm" fo:margin-bottom="0.351cm" fo:line-height="120%" fo:text-align="start" fo:text-indent="0cm" style:text-autospace="none"/>
      <style:text-properties fo:color="#000000" loext:opacity="100%" style:font-name="Source Code Pro Semibold" fo:font-family="'Source Code Pro Semibold'" style:font-pitch="fixed" fo:font-size="12pt" fo:font-style="normal" fo:text-shadow="none" fo:font-weight="normal" style:font-name-asian="Source Code Pro Semibold" style:font-family-asian="'Source Code Pro Semibold'" style:font-pitch-asian="fixed" style:font-size-asian="12pt" style:font-style-asian="normal" style:font-weight-asian="normal" style:font-name-complex="Source Code Pro Semibold" style:font-family-complex="'Source Code Pro Semibold'" style:font-pitch-complex="fixed" style:font-size-complex="12pt" style:font-style-complex="normal" style:font-weight-complex="normal"/>
    </style:style>
    <style:style style:name="Листинг" style:family="graphic">
      <style:paragraph-properties fo:margin-top="0.374cm" fo:margin-bottom="0.374cm" style:text-autospace="none"/>
      <style:text-properties style:font-name="PT Astra Serif1" fo:font-family="'PT Astra Serif'" style:font-family-generic="roman" style:font-pitch="variable" fo:font-size="12pt" fo:font-style="normal" fo:font-weight="bold" style:font-name-asian="PT Astra Serif1" style:font-family-asian="'PT Astra Serif'" style:font-family-generic-asian="roman" style:font-pitch-asian="variable" style:font-size-asian="12pt" style:font-style-asian="normal" style:font-weight-asian="bold" style:font-name-complex="PT Astra Serif1" style:font-family-complex="'PT Astra Serif'" style:font-family-generic-complex="roman" style:font-pitch-complex="variable" style:font-size-complex="12pt" style:font-style-complex="normal" style:font-weight-complex="bold"/>
    </style:style>
    <style:style style:name="Caption" style:family="graphic">
      <style:paragraph-properties fo:margin-top="0.374cm" fo:margin-bottom="0.374cm" style:text-autospace="none"/>
      <style:text-properties style:font-name="PT Astra Serif" fo:font-family="'PT Astra Serif'" style:font-family-generic="roman" fo:font-size="12pt" fo:font-style="italic" style:font-name-asian="PT Astra Serif" style:font-family-asian="'PT Astra Serif'" style:font-family-generic-asian="roman" style:font-size-asian="12pt" style:font-style-asian="italic" style:font-name-complex="PT Astra Serif" style:font-family-complex="'PT Astra Serif'" style:font-family-generic-complex="roman" style:font-size-complex="12pt" style:font-style-complex="italic"/>
    </style:style>
    <style:style style:name="Subtitle" style:family="graphic">
      <style:paragraph-properties fo:margin-top="0.192cm" fo:margin-bottom="0cm" fo:text-align="start" style:text-autospace="none"/>
      <style:text-properties style:font-name="URW Gothic L" fo:font-family="'URW Gothic L'" style:font-family-generic="swiss" style:font-pitch="variable" fo:font-size="18pt" style:font-name-asian="Tahoma" style:font-family-asian="Tahoma" style:font-pitch-asian="variable" style:font-name-complex="URW Gothic L" style:font-family-complex="'URW Gothic L'" style:font-family-generic-complex="swiss" style:font-pitch-complex="variable" style:font-size-complex="18pt"/>
    </style:style>
    <style:style style:name="Заголовок_20_1_20_прилож" style:display-name="Заголовок 1 прилож" style:family="graphic">
      <style:paragraph-properties fo:margin-left="0cm" fo:margin-right="0cm" fo:margin-top="0.741cm" fo:margin-bottom="1.235cm" fo:text-align="center" fo:text-indent="0cm" style:text-autospace="none"/>
      <style:text-properties style:font-name="PT Astra Serif1" fo:font-family="'PT Astra Serif'" style:font-family-generic="roman" style:font-pitch="variable" fo:font-size="18pt" fo:font-weight="bold" style:font-name-asian="Tahoma" style:font-family-asian="Tahoma" style:font-pitch-asian="variable" style:font-name-complex="PT Astra Serif1" style:font-family-complex="'PT Astra Serif'" style:font-family-generic-complex="roman" style:font-pitch-complex="variable" style:font-size-complex="18pt" style:font-weight-complex="bold"/>
    </style:style>
    <style:style style:name="Заголовок_20_1_20_титул" style:display-name="Заголовок 1 титул" style:family="graphic">
      <style:paragraph-properties fo:margin-left="2.207cm" fo:margin-right="0cm" fo:margin-top="0.741cm" fo:margin-bottom="1.235cm" fo:text-align="center" fo:text-indent="0cm" style:text-autospace="none"/>
      <style:text-properties style:font-name="PT Astra Serif1" fo:font-family="'PT Astra Serif'" style:font-family-generic="roman" style:font-pitch="variable" fo:font-size="18pt" fo:font-weight="bold" style:font-name-asian="Tahoma" style:font-family-asian="Tahoma" style:font-pitch-asian="variable" style:font-name-complex="PT Astra Serif1" style:font-family-complex="'PT Astra Serif'" style:font-family-generic-complex="roman" style:font-pitch-complex="variable" style:font-size-complex="18pt" style:font-weight-complex="bold"/>
    </style:style>
    <style:style style:name="Title" style:family="graphic">
      <style:paragraph-properties fo:margin-top="0.746cm" fo:margin-bottom="0.374cm" fo:text-align="center" style:text-autospace="none"/>
      <style:text-properties style:font-name="PT Astra Sans" fo:font-family="'PT Astra Sans'" style:font-family-generic="swiss" fo:font-size="28pt" fo:font-weight="bold" style:font-name-asian="Tahoma" style:font-family-asian="Tahoma" style:font-pitch-asian="variable" style:font-name-complex="PT Astra Sans" style:font-family-complex="'PT Astra Sans'" style:font-family-generic-complex="swiss" style:font-size-complex="28pt" style:font-weight-complex="bold"/>
    </style:style>
    <style:style style:name="Endnote_20_Text" style:display-name="Endnote Text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_20_Text" style:display-name="Footnote Text" style:family="graphic">
      <style:paragraph-properties fo:margin-left="1.055cm" fo:margin-right="0cm" fo:text-indent="-1.055cm" style:text-autospace="none"/>
      <style:text-properties fo:font-size="12pt" style:font-size-asian="12pt" style:font-size-complex="12pt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Примечание" style:family="graphic">
      <style:paragraph-properties fo:margin-left="2.207cm" fo:margin-right="0cm" fo:margin-top="0cm" fo:margin-bottom="0cm" fo:text-indent="0cm" style:text-autospace="none"/>
      <style:text-properties style:font-name="PT Astra Serif1" fo:font-family="'PT Astra Serif'" style:font-family-generic="roman" style:font-pitch="variable" fo:font-size="12pt" fo:font-style="italic" style:font-name-asian="Noto Sans Mono CJK SC" style:font-family-asian="'Noto Sans Mono CJK SC'" style:font-family-generic-asian="modern" style:font-pitch-asian="fixed" style:font-name-complex="PT Astra Serif1" style:font-family-complex="'PT Astra Serif'" style:font-family-generic-complex="roman" style:font-pitch-complex="variable" style:font-size-complex="10pt"/>
    </style:style>
    <style:style style:name="Рисунок" style:family="graphic">
      <style:paragraph-properties fo:margin-top="0.374cm" fo:margin-bottom="0.374cm" fo:text-align="center" style:text-autospace="none"/>
      <style:text-properties style:font-name="PT Astra Serif" fo:font-family="'PT Astra Serif'" style:font-family-generic="roman" fo:font-size="12pt" fo:font-style="normal" style:font-name-asian="PT Astra Serif" style:font-family-asian="'PT Astra Serif'" style:font-family-generic-asian="roman" style:font-size-asian="12pt" style:font-style-asian="normal" style:font-name-complex="PT Astra Serif" style:font-family-complex="'PT Astra Serif'" style:font-family-generic-complex="roman" style:font-size-complex="12pt" style:font-style-complex="normal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Заголовок_20_2_20_титул" style:display-name="Заголовок 2 титул" style:family="graphic">
      <style:paragraph-properties fo:margin-left="2.207cm" fo:margin-right="0cm" fo:margin-top="0.616cm" fo:margin-bottom="0.706cm" fo:text-align="center" fo:text-indent="0cm" style:text-autospace="none"/>
      <style:text-properties style:use-window-font-color="true" loext:opacity="0%" style:font-name="PT Astra Serif1" fo:font-family="'PT Astra Serif'" style:font-family-generic="roman" style:font-pitch="variable" fo:font-size="16pt" fo:font-style="normal" fo:font-weight="bold" style:font-name-asian="Tahoma" style:font-family-asian="Tahoma" style:font-pitch-asian="variable" style:font-name-complex="PT Astra Serif1" style:font-family-complex="'PT Astra Serif'" style:font-family-generic-complex="roman" style:font-pitch-complex="variable" style:font-size-complex="16pt" style:font-style-complex="normal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TOC_20_3" style:display-name="TOC 3" style:family="graphic">
      <style:paragraph-properties fo:margin-left="1.76cm" fo:margin-right="0cm" fo:line-height="150%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PT Astra Serif" fo:font-family="'PT Astra Serif'" style:font-family-generic="roman" fo:font-size="12pt" style:font-name-asian="PT Astra Serif" style:font-family-asian="'PT Astra Serif'" style:font-family-generic-asian="roman" style:font-size-asian="12pt" style:font-name-complex="PT Astra Serif" style:font-family-complex="'PT Astra Serif'" style:font-family-generic-complex="roman" style:font-size-complex="12pt"/>
    </style:style>
    <style:style style:name="Указатель" style:family="graphic">
      <style:paragraph-properties style:text-autospace="none"/>
      <style:text-properties style:font-name="PT Astra Serif" fo:font-family="'PT Astra Serif'" style:font-family-generic="roman" fo:font-size="12pt" style:font-name-asian="PT Astra Serif" style:font-family-asian="'PT Astra Serif'" style:font-family-generic-asian="roman" style:font-size-asian="12pt" style:font-name-complex="PT Astra Serif" style:font-family-complex="'PT Astra Serif'" style:font-family-generic-complex="roman" style:font-size-complex="12pt"/>
    </style:style>
    <style:style style:name="Таблица" style:family="graphic">
      <style:paragraph-properties fo:margin-top="0.374cm" fo:margin-bottom="0.374cm" style:text-autospace="none"/>
      <style:text-properties style:font-name="PT Astra Serif" fo:font-family="'PT Astra Serif'" style:font-family-generic="roman" fo:font-size="12pt" fo:font-style="normal" fo:font-weight="bold" style:font-name-asian="PT Astra Serif" style:font-family-asian="'PT Astra Serif'" style:font-family-generic-asian="roman" style:font-size-asian="12pt" style:font-style-asian="normal" style:font-weight-asian="bold" style:font-name-complex="PT Astra Serif" style:font-family-complex="'PT Astra Serif'" style:font-family-generic-complex="roman" style:font-size-complex="12pt" style:font-style-complex="normal" style:font-weight-complex="bold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Рис." style:family="graphic">
      <style:paragraph-properties fo:margin-top="0.374cm" fo:margin-bottom="0.374cm" fo:text-align="center" style:text-autospace="none"/>
      <style:text-properties style:font-name="PT Astra Serif" fo:font-family="'PT Astra Serif'" style:font-family-generic="roman" fo:font-size="12pt" fo:font-style="normal" fo:font-weight="bold" style:font-name-asian="PT Astra Serif" style:font-family-asian="'PT Astra Serif'" style:font-family-generic-asian="roman" style:font-size-asian="12pt" style:font-style-asian="normal" style:font-weight-asian="bold" style:font-name-complex="PT Astra Serif" style:font-family-complex="'PT Astra Serif'" style:font-family-generic-complex="roman" style:font-size-complex="12pt" style:font-style-complex="normal" style:font-weight-complex="bold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PT Astra Serif" fo:font-family="'PT Astra Serif'" style:font-family-generic="roman" fo:font-size="12pt" style:font-name-asian="PT Astra Serif" style:font-family-asian="'PT Astra Serif'" style:font-family-generic-asian="roman" style:font-size-asian="12pt" style:font-name-complex="PT Astra Serif" style:font-family-complex="'PT Astra Serif'" style:font-family-generic-complex="roman" style:font-size-complex="12pt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PT Astra Serif" fo:font-family="'PT Astra Serif'" style:font-family-generic="roman" fo:font-size="12pt" style:font-name-asian="PT Astra Serif" style:font-family-asian="'PT Astra Serif'" style:font-family-generic-asian="roman" style:font-size-asian="12pt" style:font-name-complex="PT Astra Serif" style:font-family-complex="'PT Astra Serif'" style:font-family-generic-complex="roman" style:font-size-complex="12pt"/>
    </style:style>
    <style:style style:name="TOC_20_Heading" style:display-name="TOC Heading" style:family="graphic">
      <style:paragraph-properties fo:margin-left="2.207cm" fo:margin-right="0cm" fo:margin-top="0.746cm" fo:margin-bottom="0.374cm" fo:line-height="150%" fo:text-align="start" fo:text-indent="0cm" style:text-autospace="none"/>
      <style:text-properties style:font-name="PT Astra Serif1" fo:font-family="'PT Astra Serif'" style:font-family-generic="roman" style:font-pitch="variable" fo:font-size="18pt" fo:font-weight="bold" style:font-name-asian="Tahoma" style:font-family-asian="Tahoma" style:font-pitch-asian="variable" style:font-size-asian="18pt" style:font-weight-asian="bold" style:font-name-complex="PT Astra Serif1" style:font-family-complex="'PT Astra Serif'" style:font-family-generic-complex="roman" style:font-pitch-complex="variable" style:font-size-complex="18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PT Astra Sans" fo:font-family="'PT Astra Sans'" style:font-family-generic="swiss" fo:font-size="16pt" fo:font-weight="bold" style:font-name-asian="Tahoma" style:font-family-asian="Tahoma" style:font-pitch-asian="variable" style:font-size-asian="16pt" style:font-weight-asian="bold" style:font-name-complex="PT Astra Sans" style:font-family-complex="'PT Astra Sans'" style:font-family-generic-complex="swiss" style:font-size-complex="16pt" style:font-weight-complex="bold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41cm" fo:line-height="120%" fo:text-align="justify" style:text-autospace="none"/>
      <style:text-properties style:font-name="PT Astra Serif" fo:font-family="'PT Astra Serif'" style:font-family-generic="roman" fo:font-size="12pt" style:font-name-asian="PT Astra Serif" style:font-family-asian="'PT Astra Serif'" style:font-family-generic-asian="roman" style:font-size-asian="12pt" style:font-name-complex="PT Astra Serif" style:font-family-complex="'PT Astra Serif'" style:font-family-generic-complex="roman" style:font-size-complex="12pt"/>
    </style:style>
  </office:styles>
  <office:automatic-styles>
    <style:page-layout style:name="PM0">
      <style:page-layout-properties fo:margin-top="1cm" fo:margin-bottom="1cm" fo:margin-left="1cm" fo:margin-right="1cm" fo:page-width="1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6T17:07:09.346000000</meta:creation-date>
    <dc:date>2024-05-03T11:29:21.792000000</dc:date>
    <meta:editing-duration>PT2H19M1S</meta:editing-duration>
    <meta:editing-cycles>23</meta:editing-cycles>
    <meta:generator>LibreOffice/24.2.1.2$Windows_X86_64 LibreOffice_project/db4def46b0453cc22e2d0305797cf981b68ef5ac</meta:generator>
    <meta:document-statistic meta:object-count="23"/>
  </office:meta>
</office:document-meta>
</file>